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7000001C13BE9AC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05cm" fo:min-width="1.25cm" style:writing-mode="page" loext:decorative="false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05cm" fo:min-width="1.25cm" style:writing-mode="page" loext:decorative="false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05cm" fo:min-width="1.25cm" style:writing-mode="page" loext:decorative="false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05cm" fo:min-width="2.25cm" style:writing-mode="page" loext:decorative="false"/>
    </style:style>
    <style:style style:name="gr19" style:family="graphic" style:parent-style-name="objectwithoutfill">
      <style:graphic-properties svg:stroke-width="0.053cm" draw:marker-start-width="0.28cm" draw:marker-end="Arrowheads_20_1" draw:marker-end-width="0.38cm" draw:fill="none" draw:textarea-vertical-align="middle" fo:padding-top="0.152cm" fo:padding-bottom="0.152cm" fo:padding-left="0.277cm" fo:padding-right="0.277cm" loext:decorative="false"/>
      <style:paragraph-properties style:writing-mode="lr-tb"/>
    </style:style>
    <style:style style:name="gr20" style:family="graphic" style:parent-style-name="objectwithoutfill">
      <style:graphic-properties svg:stroke-width="0.053cm" draw:marker-start-width="0.28cm" draw:marker-end="Arrowheads_20_2" draw:marker-end-width="0.38cm" draw:fill="none" draw:textarea-vertical-align="middle" fo:padding-top="0.152cm" fo:padding-bottom="0.152cm" fo:padding-left="0.277cm" fo:padding-right="0.277cm" loext:decorative="false"/>
      <style:paragraph-properties style:writing-mode="lr-tb"/>
    </style:style>
    <style:style style:name="gr21" style:family="graphic" style:parent-style-name="objectwithoutfill">
      <style:graphic-properties svg:stroke-width="0.053cm" draw:marker-start-width="0.28cm" draw:marker-end="Arrowheads_20_3" draw:marker-end-width="0.38cm" draw:fill="none" draw:textarea-vertical-align="middle" fo:padding-top="0.152cm" fo:padding-bottom="0.152cm" fo:padding-left="0.277cm" fo:padding-right="0.277cm" loext:decorative="false"/>
      <style:paragraph-properties style:writing-mode="lr-tb"/>
    </style:style>
    <style:style style:name="gr22" style:family="graphic" style:parent-style-name="objectwithoutfill">
      <style:graphic-properties svg:stroke-width="0.053cm" draw:marker-start-width="0.28cm" draw:marker-end="Arrowheads_20_5" draw:marker-end-width="0.38cm" draw:fill="none" draw:textarea-vertical-align="middle" fo:padding-top="0.152cm" fo:padding-bottom="0.152cm" fo:padding-left="0.277cm" fo:padding-right="0.277cm" loext:decorative="false"/>
      <style:paragraph-properties style:writing-mode="lr-tb"/>
    </style:style>
    <style:style style:name="gr23" style:family="graphic" style:parent-style-name="objectwithoutfill">
      <style:graphic-properties svg:stroke-width="0.053cm" draw:marker-start-width="0.279cm" draw:marker-end="Arrowheads_20_6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24" style:family="graphic" style:parent-style-name="objectwithoutfill">
      <style:graphic-properties svg:stroke-width="0.053cm" draw:marker-start-width="0.28cm" draw:marker-end="Arrowheads_20_7" draw:marker-end-width="0.38cm" draw:fill="none" draw:textarea-vertical-align="middle" fo:padding-top="0.152cm" fo:padding-bottom="0.152cm" fo:padding-left="0.277cm" fo:padding-right="0.277cm" loext:decorative="false"/>
      <style:paragraph-properties style:writing-mode="lr-tb"/>
    </style:style>
    <style:style style:name="gr25" style:family="graphic" style:parent-style-name="objectwithoutfill">
      <style:graphic-properties svg:stroke-width="0.053cm" draw:marker-start-width="0.279cm" draw:marker-end="Arrowheads_20_9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26" style:family="graphic" style:parent-style-name="objectwithoutfill">
      <style:graphic-properties svg:stroke-width="0.053cm" draw:marker-start-width="0.279cm" draw:marker-end="Arrowheads_20_12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05cm" fo:min-width="1.25cm" style:writing-mode="page" loext:decorative="false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05cm" fo:min-width="1.25cm" style:writing-mode="page" loext:decorative="false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05cm" fo:min-width="1.25cm" style:writing-mode="page" loext:decorative="false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05cm" fo:min-width="2.25cm" style:writing-mode="page" loext:decorative="false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0.05cm" fo:min-width="1.25cm" style:writing-mode="page" loext:decorative="false"/>
    </style:style>
    <style:style style:name="gr51" style:family="graphic" style:parent-style-name="standard" style:list-style-name="L1">
      <style:graphic-properties draw:textarea-horizontal-align="justify" draw:textarea-vertical-align="middle" draw:auto-grow-height="false" fo:min-height="0.05cm" fo:min-width="1.25cm" style:writing-mode="page" loext:decorative="false"/>
    </style:style>
    <style:style style:name="gr52" style:family="graphic" style:parent-style-name="standard" style:list-style-name="L1">
      <style:graphic-properties draw:textarea-horizontal-align="justify" draw:textarea-vertical-align="middle" draw:auto-grow-height="false" fo:min-height="0.05cm" fo:min-width="1.25cm" style:writing-mode="page" loext:decorative="false"/>
    </style:style>
    <style:style style:name="gr53" style:family="graphic" style:parent-style-name="standard" style:list-style-name="L1">
      <style:graphic-properties draw:textarea-horizontal-align="justify" draw:textarea-vertical-align="middle" draw:auto-grow-height="false" fo:min-height="0.05cm" fo:min-width="1.25cm" style:writing-mode="page" loext:decorative="false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0.05cm" fo:min-width="1.25cm" style:writing-mode="page" loext:decorative="false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0.05cm" fo:min-width="1.25cm" style:writing-mode="page" loext:decorative="false"/>
    </style:style>
    <style:style style:name="gr56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58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59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60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61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62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63" style:family="graphic" style:parent-style-name="standard" style:list-style-name="L1">
      <style:graphic-properties draw:textarea-horizontal-align="justify" draw:textarea-vertical-align="middle" draw:auto-grow-height="false" fo:min-height="0.05cm" fo:min-width="1cm" style:writing-mode="page" loext:decorative="false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0.05cm" fo:min-width="2.25cm" style:writing-mode="page" loext:decorative="false"/>
    </style:style>
    <style:style style:name="gr65" style:family="graphic" style:parent-style-name="standard" style:list-style-name="L1">
      <style:graphic-properties draw:textarea-horizontal-align="justify" draw:textarea-vertical-align="middle" draw:auto-grow-height="false" fo:min-height="0.05cm" fo:min-width="2.25cm" style:writing-mode="page" loext:decorative="false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0.05cm" fo:min-width="2.25cm" style:writing-mode="page" loext:decorative="false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0.05cm" fo:min-width="2.25cm" style:writing-mode="page" loext:decorative="false"/>
    </style:style>
    <style:style style:name="gr68" style:family="graphic" style:parent-style-name="standard" style:list-style-name="L1">
      <style:graphic-properties draw:textarea-horizontal-align="justify" draw:textarea-vertical-align="middle" draw:auto-grow-height="false" fo:min-height="0.05cm" fo:min-width="2.25cm" style:writing-mode="page" loext:decorative="false"/>
    </style:style>
    <style:style style:name="gr69" style:family="graphic" style:parent-style-name="standard" style:list-style-name="L1">
      <style:graphic-properties draw:textarea-horizontal-align="justify" draw:textarea-vertical-align="middle" draw:auto-grow-height="false" fo:min-height="0.05cm" fo:min-width="2.25cm" style:writing-mode="page" loext:decorative="false"/>
    </style:style>
    <style:style style:name="gr70" style:family="graphic" style:parent-style-name="standard" style:list-style-name="L1">
      <style:graphic-properties draw:textarea-horizontal-align="justify" draw:textarea-vertical-align="middle" draw:auto-grow-height="false" fo:min-height="0.05cm" fo:min-width="2.25cm" style:writing-mode="page" loext:decorative="false"/>
    </style:style>
    <style:style style:name="gr71" style:family="graphic" style:parent-style-name="standard" style:list-style-name="L1">
      <style:graphic-properties draw:textarea-horizontal-align="justify" draw:textarea-vertical-align="middle" draw:auto-grow-height="false" fo:min-height="0.05cm" fo:min-width="2.25cm" style:writing-mode="page" loext:decorative="false"/>
    </style:style>
    <style:style style:name="gr72" style:family="graphic" style:parent-style-name="objectwithoutfill">
      <style:graphic-properties svg:stroke-width="0.053cm" draw:marker-start-width="0.279cm" draw:marker-end="Arrowheads_20_13" draw:marker-end-width="0.379cm" draw:fill="none" draw:textarea-vertical-align="middle" fo:padding-top="0.151cm" fo:padding-bottom="0.151cm" fo:padding-left="0.276cm" fo:padding-right="0.276cm" loext:decorative="false"/>
    </style:style>
    <style:style style:name="gr73" style:family="graphic" style:parent-style-name="objectwithoutfill">
      <style:graphic-properties svg:stroke-width="0.053cm" draw:marker-start-width="0.279cm" draw:marker-end="Arrowheads_20_14" draw:marker-end-width="0.379cm" draw:fill="none" draw:textarea-vertical-align="middle" fo:padding-top="0.151cm" fo:padding-bottom="0.151cm" fo:padding-left="0.276cm" fo:padding-right="0.276cm" loext:decorative="false"/>
    </style:style>
    <style:style style:name="gr74" style:family="graphic" style:parent-style-name="objectwithoutfill">
      <style:graphic-properties svg:stroke-width="0.053cm" draw:marker-start-width="0.279cm" draw:marker-end="Arrowheads_20_15" draw:marker-end-width="0.379cm" draw:fill="none" draw:textarea-vertical-align="middle" fo:padding-top="0.151cm" fo:padding-bottom="0.151cm" fo:padding-left="0.276cm" fo:padding-right="0.276cm" loext:decorative="false"/>
    </style:style>
    <style:style style:name="gr75" style:family="graphic" style:parent-style-name="objectwithoutfill">
      <style:graphic-properties svg:stroke-width="0.053cm" draw:marker-start-width="0.279cm" draw:marker-end="Arrowheads_20_16" draw:marker-end-width="0.379cm" draw:fill="none" draw:textarea-vertical-align="middle" fo:padding-top="0.151cm" fo:padding-bottom="0.151cm" fo:padding-left="0.276cm" fo:padding-right="0.276cm" loext:decorative="false"/>
    </style:style>
    <style:style style:name="gr76" style:family="graphic" style:parent-style-name="objectwithoutfill">
      <style:graphic-properties svg:stroke-width="0.053cm" draw:marker-start-width="0.279cm" draw:marker-end="Arrowheads_20_17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fo:font-size="9pt" style:font-size-asian="9pt" style:font-size-complex="9pt" fo:hyphenate="false"/>
    </style:style>
    <style:style style:name="P3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fo:font-size="8pt" style:font-size-asian="8pt" style:font-size-complex="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font-size="9pt" style:font-size-asian="9pt" style:font-size-complex="9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font-size="8pt" style:font-size-asian="8pt" style:font-size-complex="8pt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text-outline="false" style:text-line-through-style="none" style:text-line-through-typ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9.446cm" svg:x="6.251cm" svg:y="10.054cm">
          <draw:image xlink:href="Pictures/1000000000000387000001C13BE9AC69.png" xlink:type="simple" xlink:show="embed" xlink:actuate="onLoad" draw:mime-type="image/png">
            <text:p/>
          </draw:image>
        </draw:frame>
        <draw:custom-shape draw:style-name="gr2" draw:text-style-name="P3" draw:layer="layout" svg:width="1.5cm" svg:height="0.3cm" svg:x="17cm" svg:y="3.9cm">
          <text:p text:style-name="P2"><text:span text:style-name="T1">173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1.5cm" svg:height="0.3cm" svg:x="17cm" svg:y="4.2cm">
          <text:p text:style-name="P2"><text:span text:style-name="T1">5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0.3cm" svg:x="17cm" svg:y="4.5cm">
          <text:p text:style-name="P2"><text:span text:style-name="T1">15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1.5cm" svg:height="0.3cm" svg:x="14cm" svg:y="4.2cm">
          <text:p text:style-name="P4"><text:span text:style-name="T1">203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0.3cm" svg:x="17cm" svg:y="2.9cm">
          <text:p text:style-name="P2"><text:span text:style-name="T1">171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1.5cm" svg:height="0.3cm" svg:x="17cm" svg:y="3.2cm">
          <text:p text:style-name="P2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5cm" svg:height="0.3cm" svg:x="17cm" svg:y="3.5cm">
          <text:p text:style-name="P2"><text:span text:style-name="T1">15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" draw:id="id6" draw:layer="layout" svg:width="1.5cm" svg:height="0.3cm" svg:x="14cm" svg:y="3.2cm">
          <text:p text:style-name="P4"><text:span text:style-name="T1">2029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cm" svg:height="0.3cm" svg:x="17cm" svg:y="1.9cm">
          <text:p text:style-name="P2"><text:span text:style-name="T1">1673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3cm" svg:x="17cm" svg:y="2.5cm">
          <text:p text:style-name="P2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5" draw:id="id5" draw:layer="layout" svg:width="1.5cm" svg:height="0.3cm" svg:x="17cm" svg:y="2.2cm">
          <text:p text:style-name="P2"><text:span text:style-name="T1">154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2" draw:id="id2" draw:layer="layout" svg:width="1.5cm" svg:height="0.3cm" svg:x="14cm" svg:y="2.2cm">
          <text:p text:style-name="P4"><text:span text:style-name="T1">2024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75cm" svg:height="0.3cm" svg:x="10.75cm" svg:y="2.9cm">
          <text:p text:style-name="P2"><text:span text:style-name="T1">Total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" draw:id="id1" draw:layer="layout" svg:width="1.75cm" svg:height="0.3cm" svg:x="10.75cm" svg:y="3.2cm">
          <text:p text:style-name="P2"><text:span text:style-name="T1">15 - 20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75cm" svg:height="0.3cm" svg:x="10.75cm" svg:y="3.5cm">
          <text:p text:style-name="P2"><text:span text:style-name="T1">20 - 2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5" xml:id="id3" draw:id="id3" draw:layer="layout" svg:width="1.5cm" svg:height="0.3cm" svg:x="7.75cm" svg:y="3.2cm">
          <text:p text:style-name="P4"><text:span text:style-name="T1">Total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4" draw:id="id4" draw:layer="layout" svg:width="2.75cm" svg:height="0.3cm" svg:x="3.5cm" svg:y="3.2cm">
          <text:p text:style-name="P4"><text:span text:style-name="T1">Nursing Staff</text:span>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svg:x1="12.5cm" svg:y1="3.35cm" svg:x2="14cm" svg:y2="2.35cm" draw:start-shape="id1" draw:start-glue-point="1" draw:end-shape="id2" draw:end-glue-point="3" svg:d="M12500 3350h750v-1000h750" svg:viewBox="0 0 1501 1001">
          <text:p text:style-name="P6"><text:span text:style-name="T2"/></text:p>
        </draw:connector>
        <draw:connector draw:style-name="gr20" draw:text-style-name="P7" draw:layer="layout" svg:x1="9.25cm" svg:y1="3.35cm" svg:x2="10.75cm" svg:y2="3.35cm" draw:start-shape="id3" draw:start-glue-point="1" draw:end-shape="id1" draw:end-glue-point="3" svg:d="M9250 3350h1500" svg:viewBox="0 0 1501 1">
          <text:p text:style-name="P6"><text:span text:style-name="T2"/></text:p>
        </draw:connector>
        <draw:connector draw:style-name="gr21" draw:text-style-name="P7" draw:layer="layout" svg:x1="6.25cm" svg:y1="3.35cm" svg:x2="7.75cm" svg:y2="3.35cm" draw:start-shape="id4" draw:start-glue-point="1" draw:end-shape="id3" draw:end-glue-point="3" svg:d="M6250 3350h1500" svg:viewBox="0 0 1501 1">
          <text:p text:style-name="P6"><text:span text:style-name="T2"/></text:p>
        </draw:connector>
        <draw:connector draw:style-name="gr22" draw:text-style-name="P7" draw:layer="layout" svg:x1="15.5cm" svg:y1="2.35cm" svg:x2="17cm" svg:y2="2.35cm" draw:start-shape="id2" draw:start-glue-point="1" draw:end-shape="id5" draw:end-glue-point="3" svg:d="M15500 2350h1500" svg:viewBox="0 0 1501 1">
          <text:p text:style-name="P6"><text:span text:style-name="T2"/></text:p>
        </draw:connector>
        <draw:connector draw:style-name="gr23" draw:text-style-name="P7" draw:layer="layout" svg:x1="12.5cm" svg:y1="3.35cm" svg:x2="14cm" svg:y2="3.35cm" draw:start-shape="id1" draw:start-glue-point="1" draw:end-shape="id6" draw:end-glue-point="3" svg:d="M12500 3350h1500" svg:viewBox="0 0 1501 1">
          <text:p text:style-name="P6"><text:span text:style-name="T2"/></text:p>
        </draw:connector>
        <draw:connector draw:style-name="gr24" draw:text-style-name="P7" draw:layer="layout" svg:x1="15.5cm" svg:y1="3.35cm" svg:x2="17cm" svg:y2="3.35cm" draw:start-shape="id6" draw:start-glue-point="1" draw:end-shape="id7" draw:end-glue-point="3" svg:d="M15500 3350h1500" svg:viewBox="0 0 1501 1">
          <text:p text:style-name="P6"><text:span text:style-name="T2"/></text:p>
        </draw:connector>
        <draw:connector draw:style-name="gr25" draw:text-style-name="P7" draw:layer="layout" svg:x1="15.5cm" svg:y1="4.35cm" svg:x2="17cm" svg:y2="4.35cm" draw:start-shape="id8" draw:start-glue-point="1" draw:end-shape="id9" draw:end-glue-point="3" svg:d="M15500 4350h1500" svg:viewBox="0 0 1501 1">
          <text:p text:style-name="P6"><text:span text:style-name="T2"/></text:p>
        </draw:connector>
        <draw:connector draw:style-name="gr26" draw:text-style-name="P7" draw:layer="layout" svg:x1="12.5cm" svg:y1="3.35cm" svg:x2="14cm" svg:y2="4.35cm" draw:start-shape="id1" draw:start-glue-point="1" draw:end-shape="id8" draw:end-glue-point="3" svg:d="M12500 3350h750v1000h750" svg:viewBox="0 0 1501 1001">
          <text:p text:style-name="P6"><text:span text:style-name="T2"/></text:p>
        </draw:connector>
        <draw:custom-shape draw:style-name="gr27" draw:text-style-name="P2" draw:layer="layout" svg:width="1.5cm" svg:height="0.3cm" svg:x="17cm" svg:y="7.6cm">
          <text:p text:style-name="P2"><text:span text:style-name="T1">1738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8" draw:id="id18" draw:layer="layout" svg:width="1.5cm" svg:height="0.3cm" svg:x="17cm" svg:y="7.9cm">
          <text:p text:style-name="P2"><text:span text:style-name="T1">59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5cm" svg:height="0.3cm" svg:x="17cm" svg:y="8.2cm">
          <text:p text:style-name="P2"><text:span text:style-name="T1">155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17" draw:id="id17" draw:layer="layout" svg:width="1.5cm" svg:height="0.3cm" svg:x="14cm" svg:y="7.9cm">
          <text:p text:style-name="P4"><text:span text:style-name="T1">2034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.5cm" svg:height="0.3cm" svg:x="17cm" svg:y="6.6cm">
          <text:p text:style-name="P2"><text:span text:style-name="T1">1710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16" draw:id="id16" draw:layer="layout" svg:width="1.5cm" svg:height="0.3cm" svg:x="17cm" svg:y="6.9cm">
          <text:p text:style-name="P2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1.5cm" svg:height="0.3cm" svg:x="17cm" svg:y="7.2cm">
          <text:p text:style-name="P2"><text:span text:style-name="T1">152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xml:id="id15" draw:id="id15" draw:layer="layout" svg:width="1.5cm" svg:height="0.3cm" svg:x="14cm" svg:y="6.9cm">
          <text:p text:style-name="P4"><text:span text:style-name="T1">2029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.5cm" svg:height="0.3cm" svg:x="17cm" svg:y="5.6cm">
          <text:p text:style-name="P2"><text:span text:style-name="T1">1673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.5cm" svg:height="0.3cm" svg:x="17cm" svg:y="6.2cm">
          <text:p text:style-name="P2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xml:id="id14" draw:id="id14" draw:layer="layout" svg:width="1.5cm" svg:height="0.3cm" svg:x="17cm" svg:y="5.9cm">
          <text:p text:style-name="P2"><text:span text:style-name="T1">154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xml:id="id13" draw:id="id13" draw:layer="layout" svg:width="1.5cm" svg:height="0.3cm" svg:x="14cm" svg:y="5.9cm">
          <text:p text:style-name="P4"><text:span text:style-name="T1">2024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.75cm" svg:height="0.3cm" svg:x="10.75cm" svg:y="6.6cm">
          <text:p text:style-name="P2"><text:span text:style-name="T1">Total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xml:id="id11" draw:id="id11" draw:layer="layout" svg:width="1.75cm" svg:height="0.3cm" svg:x="10.75cm" svg:y="6.9cm">
          <text:p text:style-name="P2"><text:span text:style-name="T1">15 - 20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75cm" svg:height="0.3cm" svg:x="10.75cm" svg:y="7.2cm">
          <text:p text:style-name="P2"><text:span text:style-name="T1">20 - 2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2" draw:text-style-name="P4" xml:id="id10" draw:id="id10" draw:layer="layout" svg:width="1.5cm" svg:height="0.3cm" svg:x="7.75cm" svg:y="6.9cm">
          <text:p text:style-name="P4"><text:span text:style-name="T1">Total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xml:id="id12" draw:id="id12" draw:layer="layout" svg:width="2.75cm" svg:height="0.3cm" svg:x="3.5cm" svg:y="6.9cm">
          <text:p text:style-name="P4"><text:span text:style-name="T1">Nursing Staff</text:span></text:p>
          <draw:enhanced-geometry svg:viewBox="0 0 21600 21600" draw:type="rectangle" draw:enhanced-path="M 0 0 L 21600 0 21600 21600 0 21600 0 0 Z N"/>
        </draw:custom-shape>
        <draw:connector draw:style-name="gr20" draw:text-style-name="P7" draw:layer="layout" svg:x1="9.25cm" svg:y1="7.05cm" svg:x2="10.75cm" svg:y2="7.05cm" draw:start-shape="id10" draw:start-glue-point="1" draw:end-shape="id11" draw:end-glue-point="3" svg:d="M9250 7050h1500" svg:viewBox="0 0 1501 1">
          <text:p/>
        </draw:connector>
        <draw:connector draw:style-name="gr21" draw:text-style-name="P7" draw:layer="layout" svg:x1="6.25cm" svg:y1="7.05cm" svg:x2="7.75cm" svg:y2="7.05cm" draw:start-shape="id12" draw:start-glue-point="1" draw:end-shape="id10" draw:end-glue-point="3" svg:d="M6250 7050h1500" svg:viewBox="0 0 1501 1">
          <text:p/>
        </draw:connector>
        <draw:connector draw:style-name="gr22" draw:text-style-name="P7" draw:layer="layout" svg:x1="15.5cm" svg:y1="6.05cm" svg:x2="17cm" svg:y2="6.05cm" draw:start-shape="id13" draw:start-glue-point="1" draw:end-shape="id14" draw:end-glue-point="3" svg:d="M15500 6050h1500" svg:viewBox="0 0 1501 1">
          <text:p/>
        </draw:connector>
        <draw:connector draw:style-name="gr23" draw:text-style-name="P7" draw:layer="layout" svg:x1="12.5cm" svg:y1="7.05cm" svg:x2="14cm" svg:y2="7.05cm" draw:start-shape="id11" draw:start-glue-point="1" draw:end-shape="id15" draw:end-glue-point="3" svg:d="M12500 7050h1500" svg:viewBox="0 0 1501 1">
          <text:p/>
        </draw:connector>
        <draw:connector draw:style-name="gr24" draw:text-style-name="P7" draw:layer="layout" svg:x1="15.5cm" svg:y1="7.05cm" svg:x2="17cm" svg:y2="7.05cm" draw:start-shape="id15" draw:start-glue-point="1" draw:end-shape="id16" draw:end-glue-point="3" svg:d="M15500 7050h1500" svg:viewBox="0 0 1501 1">
          <text:p/>
        </draw:connector>
        <draw:connector draw:style-name="gr25" draw:text-style-name="P7" draw:layer="layout" svg:x1="15.5cm" svg:y1="8.05cm" svg:x2="17cm" svg:y2="8.05cm" draw:start-shape="id17" draw:start-glue-point="1" draw:end-shape="id18" draw:end-glue-point="3" svg:d="M15500 8050h1500" svg:viewBox="0 0 1501 1">
          <text:p/>
        </draw:connector>
        <draw:custom-shape draw:style-name="gr44" draw:text-style-name="P4" draw:layer="layout" svg:width="1.5cm" svg:height="0.3cm" svg:x="14cm" svg:y="6.2cm">
          <text:p text:style-name="P4"><text:span text:style-name="T1">2024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1.5cm" svg:height="0.3cm" svg:x="14cm" svg:y="5.6cm">
          <text:p text:style-name="P4"><text:span text:style-name="T1">2024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1.5cm" svg:height="0.3cm" svg:x="14cm" svg:y="7.2cm">
          <text:p text:style-name="P4"><text:span text:style-name="T1">2029</text:span></text:p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1.5cm" svg:height="0.3cm" svg:x="14cm" svg:y="6.6cm">
          <text:p text:style-name="P4"><text:span text:style-name="T1">2029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5cm" svg:height="0.3cm" svg:x="14cm" svg:y="8.2cm">
          <text:p text:style-name="P4"><text:span text:style-name="T1">2034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.5cm" svg:height="0.3cm" svg:x="14cm" svg:y="7.6cm">
          <text:p text:style-name="P4"><text:span text:style-name="T1">2034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1.75cm" svg:height="0.3cm" svg:x="10.75cm" svg:y="5.6cm">
          <text:p text:style-name="P2"><text:span text:style-name="T1">Total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24" draw:id="id24" draw:layer="layout" svg:width="1.75cm" svg:height="0.3cm" svg:x="10.75cm" svg:y="5.9cm">
          <text:p text:style-name="P2"><text:span text:style-name="T1">15 - 20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1.75cm" svg:height="0.3cm" svg:x="10.75cm" svg:y="6.2cm">
          <text:p text:style-name="P2"><text:span text:style-name="T1">20 - 2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3" draw:text-style-name="P2" draw:layer="layout" svg:width="1.75cm" svg:height="0.3cm" svg:x="10.75cm" svg:y="7.6cm">
          <text:p text:style-name="P2"><text:span text:style-name="T1">Total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1.75cm" svg:height="0.3cm" svg:x="10.75cm" svg:y="7.9cm">
          <text:p text:style-name="P2"><text:span text:style-name="T1">15 - 20</text:span>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75cm" svg:height="0.3cm" svg:x="10.75cm" svg:y="8.2cm">
          <text:p text:style-name="P2"><text:span text:style-name="T1">20 - 2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6" draw:text-style-name="P7" draw:layer="layout" svg:x1="12.5cm" svg:y1="8.05cm" svg:x2="14cm" svg:y2="8.05cm" draw:start-shape="id19" draw:start-glue-point="1" svg:d="M12500 8050h1500" svg:viewBox="0 0 1501 1">
          <text:p/>
        </draw:connector>
        <draw:custom-shape draw:style-name="gr56" draw:text-style-name="P4" draw:layer="layout" svg:width="1.5cm" svg:height="0.3cm" svg:x="7.75cm" svg:y="6.6cm">
          <text:p text:style-name="P4"><text:span text:style-name="T1">Total</text:span></text:p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1.5cm" svg:height="0.3cm" svg:x="7.75cm" svg:y="7.2cm">
          <text:p text:style-name="P4"><text:span text:style-name="T1">Total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xml:id="id23" draw:id="id23" draw:layer="layout" svg:width="1.5cm" svg:height="0.3cm" svg:x="7.75cm" svg:y="5.9cm">
          <text:p text:style-name="P4"><text:span text:style-name="T1">Total</text:span></text:p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1.5cm" svg:height="0.3cm" svg:x="7.75cm" svg:y="5.6cm">
          <text:p text:style-name="P4"><text:span text:style-name="T1">Total</text:span>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1.5cm" svg:height="0.3cm" svg:x="7.75cm" svg:y="6.2cm">
          <text:p text:style-name="P4"><text:span text:style-name="T1">Total</text:span></text:p>
          <draw:enhanced-geometry svg:viewBox="0 0 21600 21600" draw:type="rectangle" draw:enhanced-path="M 0 0 L 21600 0 21600 21600 0 21600 0 0 Z N"/>
        </draw:custom-shape>
        <draw:custom-shape draw:style-name="gr61" draw:text-style-name="P4" xml:id="id21" draw:id="id21" draw:layer="layout" svg:width="1.5cm" svg:height="0.3cm" svg:x="7.75cm" svg:y="7.9cm">
          <text:p text:style-name="P4"><text:span text:style-name="T1">Total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1.5cm" svg:height="0.3cm" svg:x="7.75cm" svg:y="7.6cm">
          <text:p text:style-name="P4"><text:span text:style-name="T1">Total</text:span></text:p>
          <draw:enhanced-geometry svg:viewBox="0 0 21600 21600" draw:type="rectangle" draw:enhanced-path="M 0 0 L 21600 0 21600 21600 0 21600 0 0 Z N"/>
        </draw:custom-shape>
        <draw:custom-shape draw:style-name="gr63" draw:text-style-name="P4" draw:layer="layout" svg:width="1.5cm" svg:height="0.3cm" svg:x="7.75cm" svg:y="8.2cm">
          <text:p text:style-name="P4"><text:span text:style-name="T1">Total</text:span></text:p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2.75cm" svg:height="0.3cm" svg:x="3.5cm" svg:y="6.6cm">
          <text:p text:style-name="P4"><text:span text:style-name="T1">Nursing Staff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75cm" svg:height="0.3cm" svg:x="3.5cm" svg:y="7.2cm">
          <text:p text:style-name="P4"><text:span text:style-name="T1">Nursing Staff</text:span></text:p>
          <draw:enhanced-geometry svg:viewBox="0 0 21600 21600" draw:type="rectangle" draw:enhanced-path="M 0 0 L 21600 0 21600 21600 0 21600 0 0 Z N"/>
        </draw:custom-shape>
        <draw:custom-shape draw:style-name="gr66" draw:text-style-name="P4" xml:id="id22" draw:id="id22" draw:layer="layout" svg:width="2.75cm" svg:height="0.3cm" svg:x="3.5cm" svg:y="5.9cm">
          <text:p text:style-name="P4"><text:span text:style-name="T1">Nursing Staff</text:span>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75cm" svg:height="0.3cm" svg:x="3.5cm" svg:y="5.6cm">
          <text:p text:style-name="P4"><text:span text:style-name="T1">Nursing Staff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2.75cm" svg:height="0.3cm" svg:x="3.5cm" svg:y="6.2cm">
          <text:p text:style-name="P4"><text:span text:style-name="T1">Nursing Staff</text:span></text:p>
          <draw:enhanced-geometry svg:viewBox="0 0 21600 21600" draw:type="rectangle" draw:enhanced-path="M 0 0 L 21600 0 21600 21600 0 21600 0 0 Z N"/>
        </draw:custom-shape>
        <draw:custom-shape draw:style-name="gr69" draw:text-style-name="P4" xml:id="id20" draw:id="id20" draw:layer="layout" svg:width="2.75cm" svg:height="0.3cm" svg:x="3.5cm" svg:y="7.9cm">
          <text:p text:style-name="P4"><text:span text:style-name="T1">Nursing Staff</text:span>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2.75cm" svg:height="0.3cm" svg:x="3.5cm" svg:y="7.6cm">
          <text:p text:style-name="P4"><text:span text:style-name="T1">Nursing Staff</text:span></text:p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2.75cm" svg:height="0.3cm" svg:x="3.5cm" svg:y="8.2cm">
          <text:p text:style-name="P4"><text:span text:style-name="T1">Nursing Staff</text:span></text:p>
          <draw:enhanced-geometry svg:viewBox="0 0 21600 21600" draw:type="rectangle" draw:enhanced-path="M 0 0 L 21600 0 21600 21600 0 21600 0 0 Z N"/>
        </draw:custom-shape>
        <draw:connector draw:style-name="gr72" draw:text-style-name="P1" draw:layer="layout" svg:x1="6.25cm" svg:y1="8.05cm" svg:x2="7.75cm" svg:y2="8.05cm" draw:start-shape="id20" draw:start-glue-point="1" draw:end-shape="id21" draw:end-glue-point="3" svg:d="M6250 8050h1500" svg:viewBox="0 0 1501 1">
          <text:p/>
        </draw:connector>
        <draw:connector draw:style-name="gr73" draw:text-style-name="P1" draw:layer="layout" svg:x1="6.25cm" svg:y1="6.05cm" svg:x2="7.75cm" svg:y2="6.05cm" draw:start-shape="id22" draw:start-glue-point="1" draw:end-shape="id23" draw:end-glue-point="3" svg:d="M6250 6050h1500" svg:viewBox="0 0 1501 1">
          <text:p/>
        </draw:connector>
        <draw:connector draw:style-name="gr74" draw:text-style-name="P1" draw:layer="layout" svg:x1="9.25cm" svg:y1="6.05cm" svg:x2="10.75cm" svg:y2="6.05cm" draw:start-shape="id23" draw:start-glue-point="1" draw:end-shape="id24" draw:end-glue-point="3" svg:d="M9250 6050h1500" svg:viewBox="0 0 1501 1">
          <text:p/>
        </draw:connector>
        <draw:connector draw:style-name="gr75" draw:text-style-name="P1" draw:layer="layout" svg:x1="9.25cm" svg:y1="8.05cm" svg:x2="10.75cm" svg:y2="8.05cm" draw:start-shape="id21" draw:start-glue-point="1" draw:end-shape="id19" draw:end-glue-point="3" svg:d="M9250 8050h1500" svg:viewBox="0 0 1501 1">
          <text:p/>
        </draw:connector>
        <draw:connector draw:style-name="gr76" draw:text-style-name="P1" draw:layer="layout" svg:x1="12.5cm" svg:y1="6.05cm" svg:x2="14cm" svg:y2="6.05cm" draw:start-shape="id24" draw:start-glue-point="1" draw:end-shape="id13" draw:end-glue-point="3" svg:d="M12500 6050h1500" svg:viewBox="0 0 15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4T16:26:07.936000000</meta:creation-date>
    <dc:date>2024-11-24T19:04:52.372000000</dc:date>
    <meta:editing-duration>PT30M5S</meta:editing-duration>
    <meta:editing-cycles>2</meta:editing-cycles>
    <meta:generator>LibreOffice/24.8.3.2$Windows_X86_64 LibreOffice_project/48a6bac9e7e268aeb4c3483fcf825c94556d9f92</meta:generator>
    <meta:print-date>2024-11-24T18:42:24.676000000</meta:print-date>
    <meta:printed-by>PDF files</meta:printed-by>
    <meta:document-statistic meta:object-count="83"/>
  </office:meta>
</office:document-meta>
</file>